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tion:</text:p>
      <text:p text:style-name="Standard"/>
      <text:list xml:id="list1951892302" text:style-name="L1">
        <text:list-item>
          <text:p text:style-name="P1">WFReS Queue: Indeed, this entity is just a fast Hash table to insert of fetch packets or objects. So, this table contains a requests that sent to their destinations and our system is waiting to receive their propers response. So, a central question coming up: Why?</text:p>
          <text:p text:style-name="P1">This mechanism helps us to obtain proper response of a request. As we know, we are constraint to tow pair of information of each request: 1. Source and destination Port number(TCP protocol) 2. Source and destination IP address (IP Protocol). And some extra information like http request or response address, host name or some other fields.</text:p>
          <text:p text:style-name="P1">Although we have these information, we will face same conditions to have tow or more packets having same factors, but are different basically.</text:p>
        </text:list-item>
        <text:list-item>
          <text:p text:style-name="P1">According to first item, to have pool of not send requests, we construct another Hash table, contains request shall be send to destination based on parsed html objects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fan </meta:initial-creator>
    <meta:creation-date>2013-09-17T21:39:38</meta:creation-date>
    <meta:document-statistic meta:table-count="0" meta:image-count="0" meta:object-count="0" meta:page-count="1" meta:paragraph-count="5" meta:word-count="156" meta:character-count="929"/>
    <dc:date>2013-09-17T21:57:17</dc:date>
    <dc:creator>Erfan </dc:creator>
    <meta:editing-duration>PT2M39S</meta:editing-duration>
    <meta:editing-cycles>1</meta:editing-cycles>
    <meta:generator>LibreOffice/3.3$Unix LibreOffice_project/330m19$Build-202</meta:generator>
  </office:meta>
</office:document-meta>
</file>